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9*"/>
    </style:style>
    <style:style style:name="Table9.B" style:family="table-column">
      <style:table-column-properties style:column-width="2.9222in" style:rel-column-width="21136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5" style:family="table">
      <style:table-properties style:width="9.0597in" table:align="margins"/>
    </style:style>
    <style:style style:name="Table5.A" style:family="table-column">
      <style:table-column-properties style:column-width="6.1375in" style:rel-column-width="44399*"/>
    </style:style>
    <style:style style:name="Table5.B" style:family="table-column">
      <style:table-column-properties style:column-width="2.9222in" style:rel-column-width="21136*"/>
    </style:style>
    <style:style style:name="Table5.1" style:family="table-row">
      <style:table-row-properties style:min-row-height="0.1854in"/>
    </style:style>
    <style:style style:name="Table5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en" fo:country="US" officeooo:paragraph-rsid="002b2f70"/>
    </style:style>
    <style:style style:name="P2" style:family="paragraph" style:parent-style-name="Subtitle">
      <style:paragraph-properties fo:line-height="100%" fo:text-align="center" style:justify-single-word="false"/>
      <style:text-properties style:font-name="Segoe UI" fo:language="en" fo:country="US" officeooo:rsid="005915ac" officeooo:paragraph-rsid="005915ac"/>
    </style:style>
    <style:style style:name="P3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en" fo:country="US" officeooo:paragraph-rsid="002c61be" style:font-size-asian="12pt" style:font-size-complex="12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Segoe UI" fo:font-size="12pt" fo:language="en" fo:country="US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Segoe UI" fo:font-size="12pt" fo:language="en" fo:country="US" style:text-underline-style="none" officeooo:rsid="0068169a" officeooo:paragraph-rsid="0068169a" style:font-size-asian="12pt" style:font-size-complex="12pt"/>
    </style:style>
    <style:style style:name="P7" style:family="paragraph" style:parent-style-name="Heading_20_1">
      <style:text-properties style:font-name="Segoe UI" fo:language="en" fo:country="US" officeooo:rsid="005915ac" officeooo:paragraph-rsid="005915ac"/>
    </style:style>
    <style:style style:name="P8" style:family="paragraph" style:parent-style-name="Text_20_body">
      <style:paragraph-properties fo:line-height="100%"/>
      <style:text-properties style:font-name="Segoe UI" fo:language="en" fo:country="US" officeooo:paragraph-rsid="00328b98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28b98"/>
    </style:style>
    <style:style style:name="P10" style:family="paragraph" style:parent-style-name="Text_20_body">
      <style:paragraph-properties fo:line-height="100%"/>
      <style:text-properties style:font-name="Segoe UI" fo:language="en" fo:country="US" officeooo:rsid="005bb346" officeooo:paragraph-rsid="005bb346"/>
    </style:style>
    <style:style style:name="P11" style:family="paragraph" style:parent-style-name="Text_20_body">
      <style:paragraph-properties fo:line-height="100%"/>
      <style:text-properties style:font-name="Segoe UI" fo:language="en" fo:country="US" officeooo:paragraph-rsid="002b2f70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Segoe UI" fo:language="en" fo:country="US" officeooo:rsid="005bb346" officeooo:paragraph-rsid="005bb346"/>
    </style:style>
    <style:style style:name="P1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49aaf3" style:font-size-asian="12pt" style:font-style-asian="italic" style:font-size-complex="12pt" style:font-style-complex="italic"/>
    </style:style>
    <style:style style:name="P14" style:family="paragraph" style:parent-style-name="Heading_20_1">
      <style:text-properties style:font-name="Segoe UI" fo:language="en" fo:country="US" officeooo:rsid="0031fed5" officeooo:paragraph-rsid="0062ede2"/>
    </style:style>
    <style:style style:name="P15" style:family="paragraph" style:parent-style-name="Text_20_body">
      <style:paragraph-properties fo:line-height="100%"/>
      <style:text-properties style:font-name="Segoe UI" fo:language="en" fo:country="US" fo:font-weight="bold" officeooo:rsid="0062ede2" officeooo:paragraph-rsid="0062ede2" style:font-weight-asian="bold" style:font-weight-complex="bold"/>
    </style:style>
    <style:style style:name="P1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rsid="001f0c54" officeooo:paragraph-rsid="0062ede2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Segoe UI" fo:language="en" fo:country="US" officeooo:rsid="0062ede2" officeooo:paragraph-rsid="0062ede2"/>
    </style:style>
    <style:style style:name="P18" style:family="paragraph" style:parent-style-name="Text_20_body">
      <style:text-properties style:font-name="Segoe UI" fo:language="en" fo:country="US" officeooo:paragraph-rsid="0062ede2"/>
    </style:style>
    <style:style style:name="P19" style:family="paragraph" style:parent-style-name="Text_20_body">
      <style:paragraph-properties fo:line-height="100%"/>
      <style:text-properties style:font-name="Segoe UI" fo:language="en" fo:country="US" fo:font-weight="bold" officeooo:rsid="00533f84" officeooo:paragraph-rsid="00533f84" style:font-weight-asian="bold" style:font-weight-complex="bold"/>
    </style:style>
    <style:style style:name="P2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33f84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915ac" officeooo:paragraph-rsid="005915a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Segoe UI" fo:language="en" fo:country="US" officeooo:rsid="005915ac" officeooo:paragraph-rsid="00663d52"/>
    </style:style>
    <style:style style:name="P23" style:family="paragraph" style:parent-style-name="Text_20_body">
      <style:paragraph-properties fo:line-height="100%"/>
      <style:text-properties style:font-name="Segoe UI" fo:language="en" fo:country="US" fo:font-weight="bold" officeooo:rsid="00663d52" officeooo:paragraph-rsid="00663d52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663d52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style:font-name="Segoe UI" fo:language="en" fo:country="US" officeooo:rsid="00663d52" officeooo:paragraph-rsid="00663d52"/>
    </style:style>
    <style:style style:name="P26" style:family="paragraph" style:parent-style-name="Text_20_body">
      <style:paragraph-properties fo:line-height="100%"/>
      <style:text-properties style:font-name="Segoe UI" fo:language="en" fo:country="US" officeooo:paragraph-rsid="00663d52"/>
    </style:style>
    <style:style style:name="P27" style:family="paragraph" style:parent-style-name="Text_20_body">
      <style:paragraph-properties fo:line-height="100%"/>
      <style:text-properties style:font-name="Segoe UI" fo:language="en" fo:country="US" fo:font-weight="bold" officeooo:rsid="002e4d58" officeooo:paragraph-rsid="00328b98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328b98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style:font-name="Segoe UI" fo:language="en" fo:country="US" officeooo:rsid="005915ac" officeooo:paragraph-rsid="005915ac"/>
    </style:style>
    <style:style style:name="P30" style:family="paragraph" style:parent-style-name="Text_20_body">
      <style:paragraph-properties fo:line-height="100%"/>
      <style:text-properties style:font-name="Segoe UI" fo:language="en" fo:country="US" officeooo:paragraph-rsid="004cbd53"/>
    </style:style>
    <style:style style:name="P31" style:family="paragraph" style:parent-style-name="Heading_20_1">
      <style:paragraph-properties fo:line-height="100%"/>
      <style:text-properties style:font-name="Segoe UI" fo:language="en" fo:country="US" officeooo:rsid="005915ac" officeooo:paragraph-rsid="005915ac"/>
    </style:style>
    <style:style style:name="P32" style:family="paragraph" style:parent-style-name="Text_20_body">
      <style:paragraph-properties fo:line-height="100%"/>
      <style:text-properties style:font-name="Segoe UI" fo:language="en" fo:country="US" officeooo:paragraph-rsid="00351361"/>
    </style:style>
    <style:style style:name="P33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51361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507cf5"/>
    </style:style>
    <style:style style:name="P36" style:family="paragraph" style:parent-style-name="Text_20_body">
      <style:paragraph-properties fo:line-height="100%"/>
      <style:text-properties style:font-name="Segoe UI" fo:language="en" fo:country="US" officeooo:rsid="005a98f2" officeooo:paragraph-rsid="005a98f2"/>
    </style:style>
    <style:style style:name="P37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68169a"/>
    </style:style>
    <style:style style:name="T2" style:family="text">
      <style:text-properties officeooo:rsid="006c12c2"/>
    </style:style>
    <style:style style:name="T3" style:family="text">
      <style:text-properties officeooo:rsid="002e4d58"/>
    </style:style>
    <style:style style:name="T4" style:family="text">
      <style:text-properties style:font-name="Segoe UI" fo:font-size="12pt" fo:language="en" fo:country="US" style:text-underline-style="none" style:font-size-asian="12pt" style:font-size-complex="12pt"/>
    </style:style>
    <style:style style:name="T5" style:family="text">
      <style:text-properties officeooo:rsid="006a2341"/>
    </style:style>
    <style:style style:name="T6" style:family="text">
      <style:text-properties officeooo:rsid="006a1002"/>
    </style:style>
    <style:style style:name="T7" style:family="text">
      <style:text-properties fo:font-weight="bold" officeooo:rsid="005bb346" style:font-weight-asian="bold" style:font-weight-complex="bold"/>
    </style:style>
    <style:style style:name="T8" style:family="text">
      <style:text-properties fo:font-weight="bold" officeooo:rsid="003d250e" style:font-weight-asian="bold" style:font-weight-complex="bold"/>
    </style:style>
    <style:style style:name="T9" style:family="text">
      <style:text-properties fo:font-weight="bold" officeooo:rsid="002a7ed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80" loext:opacity="100%" fo:font-size="12pt" fo:font-style="italic" officeooo:rsid="0059e8a2" style:font-size-asian="12pt" style:font-style-asian="italic" style:font-size-complex="12pt" style:font-style-complex="italic"/>
    </style:style>
    <style:style style:name="T12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3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4" style:family="text">
      <style:text-properties officeooo:rsid="00525f52"/>
    </style:style>
    <style:style style:name="T15" style:family="text">
      <style:text-properties officeooo:rsid="0059e8a2"/>
    </style:style>
    <style:style style:name="T16" style:family="text">
      <style:text-properties officeooo:rsid="005d96c9"/>
    </style:style>
    <style:style style:name="T17" style:family="text">
      <style:text-properties officeooo:rsid="00611ed1"/>
    </style:style>
    <style:style style:name="T18" style:family="text">
      <style:text-properties officeooo:rsid="005eda76"/>
    </style:style>
    <style:style style:name="T19" style:family="text">
      <style:text-properties officeooo:rsid="005915ac"/>
    </style:style>
    <style:style style:name="T20" style:family="text">
      <style:text-properties officeooo:rsid="0062ede2"/>
    </style:style>
    <style:style style:name="T21" style:family="text">
      <style:text-properties officeooo:rsid="006519fe"/>
    </style:style>
    <style:style style:name="T22" style:family="text">
      <style:text-properties officeooo:rsid="00569bcb"/>
    </style:style>
    <style:style style:name="T23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style:font-name="Segoe UI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533f84"/>
    </style:style>
    <style:style style:name="T28" style:family="text">
      <style:text-properties fo:font-weight="bold" officeooo:rsid="0059b3b1" style:font-weight-asian="bold" style:font-weight-complex="bold"/>
    </style:style>
    <style:style style:name="T29" style:family="text">
      <style:text-properties fo:font-weight="bold" officeooo:rsid="0035937d" style:font-weight-asian="bold" style:font-weight-complex="bold"/>
    </style:style>
    <style:style style:name="T30" style:family="text">
      <style:text-properties officeooo:rsid="002a7ede"/>
    </style:style>
    <style:style style:name="T31" style:family="text">
      <style:text-properties fo:font-weight="bold" officeooo:rsid="0059e8a2" style:font-weight-asian="bold" style:font-weight-complex="bold"/>
    </style:style>
    <style:style style:name="T32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33" style:family="text">
      <style:text-properties officeooo:rsid="00663d52"/>
    </style:style>
    <style:style style:name="T34" style:family="text">
      <style:text-properties officeooo:rsid="00255948"/>
    </style:style>
    <style:style style:name="T35" style:family="text">
      <style:text-properties officeooo:rsid="005a98f2"/>
    </style:style>
    <style:style style:name="T36" style:family="text">
      <style:text-properties officeooo:rsid="006c29dc"/>
    </style:style>
    <style:style style:name="T37" style:family="text">
      <style:text-properties style:font-name="Segoe UI" fo:font-size="12pt" fo:language="en" fo:country="US" style:font-size-asian="10.5pt" style:font-size-complex="12pt"/>
    </style:style>
    <style:style style:name="T38" style:family="text">
      <style:text-properties style:font-name="Segoe UI" fo:language="en" fo:country="US"/>
    </style:style>
    <style:style style:name="T39" style:family="text">
      <style:text-properties style:font-name="Segoe UI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40" style:family="text">
      <style:text-properties style:font-name="Segoe UI" fo:font-size="13pt" fo:language="en" fo:country="US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<text:span text:style-name="T1">é</text:span>fan OUMANSOUR</text:p>
      <text:p text:style-name="P2"><text:span text:style-name="T2">Software </text:span>Developer</text:p>
      <text:p text:style-name="P3">Lyon, France</text:p>
      <text:p text:style-name="P3"><text:span text:style-name="T3">+33 </text:span>6 95 64 26 91</text:p>
      <text:p text:style-name="P4"><text:a xlink:type="simple" xlink:href="mailto:oumansour.stefan@gmail.com" text:style-name="Internet_20_link" text:visited-style-name="Visited_20_Internet_20_Link"><text:span text:style-name="T4">oumansour.stefan@gmail.com</text:span></text:a></text:p>
      <text:p text:style-name="P5"/>
      <text:p text:style-name="P5"/>
      <text:p text:style-name="P6">I am a 23 year old passionate <text:span text:style-name="T5">and meticulous</text:span> programmer. I’ve been working on many different, mostly video game related projects here and there, the latest of which is a modern <text:span text:style-name="T6">Vulkan </text:span>game engine. <text:span text:style-name="T5">I am an enthusiastic and curious person, and </text:span>eager to learn new things and collaborate on interesting projects with interesting people.</text:p>
      <text:h text:style-name="P7" text:outline-level="1">WORK EXPERIENC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7">Video game programmer</text:span><text:span text:style-name="T8">,</text:span><text:span text:style-name="T9"> </text:span><text:span text:style-name="T10">Fomenko</text:span></text:p>
          </table:table-cell>
          <table:table-cell table:style-name="Table6.A1" office:value-type="string">
            <text:p text:style-name="P9"><text:span text:style-name="T11">March</text:span><text:span text:style-name="T12"> </text:span><text:span text:style-name="T13">2024 – </text:span><text:span text:style-name="T11">July </text:span><text:span text:style-name="T13">2025</text:span></text:p>
          </table:table-cell>
        </table:table-row>
      </table:table>
      <text:p text:style-name="P10">Worked on a game mainly as an engine and graphics programmer to make a game from scratch in Jai using OpenGL and Metal at Fomenko. I implemented various rendering techniques and systems such as cascaded shadow maps, SSAO, a material system, a graphics abstraction API, a UI framework and tools for the artist in the team.</text:p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9">3</text:span><text:span text:style-name="T10">D animation visualization software</text:span></text:p>
          </table:table-cell>
          <table:table-cell table:style-name="Table3.A1" office:value-type="string">
            <text:p text:style-name="P13"><text:span text:style-name="T14">Ma</text:span><text:span text:style-name="T15">y</text:span><text:span text:style-name="T14"> </text:span>2022</text:p>
          </table:table-cell>
        </table:table-row>
      </table:table>
      <text:p text:style-name="P12">Developed a 3<text:span text:style-name="T16">D</text:span> animation visualization demo software with OpenGL for the Jai programming language, <text:span text:style-name="T17">which </text:span>is shipped with the Jai compiler. Jai is a programming language currently developed by Jonathan Blow, creator of <text:span text:style-name="T18">the video games </text:span>The Witness and Braid.</text:p>
      <text:h text:style-name="P14" text:outline-level="1">PROJE<text:span text:style-name="T19">C</text:span>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Vk-Engine</text:p>
          </table:table-cell>
          <table:table-cell table:style-name="Table9.A1" office:value-type="string">
            <text:p text:style-name="P16">202<text:span text:style-name="T20">4 - current</text:span></text:p>
          </table:table-cell>
        </table:table-row>
      </table:table>
      <text:p text:style-name="P17">Game engine written in Jai using Vulkan. This project started back in January 2024 using OpenGL. Since then I have rewritten it to use Vulkan, and many things have been reworked such as the rendering engine, the entity system, the asset system and the editor. <text:span text:style-name="T21">Next, </text:span>I plan on working on an advanced animation system as well as <text:span text:style-name="T21">the </text:span>physics engine.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Gizmo</text:p>
          </table:table-cell>
          <table:table-cell table:style-name="Table2.A1" office:value-type="string">
            <text:p text:style-name="P20">202<text:span text:style-name="T22">4</text:span></text:p>
          </table:table-cell>
        </table:table-row>
      </table:table>
      <text:p text:style-name="P21">Library for editing 3D transformations.</text:p>
      <text:p text:style-name="P2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ft_transcendance</text:p>
          </table:table-cell>
          <table:table-cell table:style-name="Table5.A1" office:value-type="string">
            <text:p text:style-name="P24">2023</text:p>
          </table:table-cell>
        </table:table-row>
      </table:table>
      <text:p text:style-name="P25">School group project where we implemented an online pong game with a chat using VueJS and NestJS in Typescript.</text:p>
      <text:p text:style-name="P26"><text:span text:style-name="T23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Cubed</text:p>
          </table:table-cell>
          <table:table-cell table:style-name="Table4.A1" office:value-type="string">
            <text:p text:style-name="P28">2023</text:p>
          </table:table-cell>
        </table:table-row>
      </table:table>
      <text:p text:style-name="P29"><text:span text:style-name="T24">M</text:span><text:span text:style-name="T25">inecraft recreation in Jai using OpenGL. Unfinished project in which I implemented a procedural generation system based on the same principles used in the original game, as well as various editor tools using ImGui.</text:span></text:p>
      <text:p text:style-name="P30"><text:span text:style-name="T2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inalg</text:p>
          </table:table-cell>
          <table:table-cell table:style-name="Table8.A1" office:value-type="string">
            <text:p text:style-name="P20">202<text:span text:style-name="T27">2</text:span></text:p>
          </table:table-cell>
        </table:table-row>
      </table:table>
      <text:p text:style-name="P29"><text:span text:style-name="T23">L</text:span><text:span text:style-name="T25">inear algebra library for video games.</text:span></text:p>
      <text:h text:style-name="P31" text:outline-level="1" text:is-list-header="true">EDUC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<text:span text:style-name="T28">42 school Lyon</text:span><text:span text:style-name="T9">, </text:span><text:span text:style-name="T29">France</text:span></text:p>
          </table:table-cell>
          <table:table-cell table:style-name="Table7.A1" office:value-type="string">
            <text:p text:style-name="P33"><text:span text:style-name="T30"><text:s/></text:span><text:span text:style-name="T13">2021 - 2026</text:span></text:p>
          </table:table-cell>
        </table:table-row>
      </table:table>
      <text:p text:style-name="P21">Software engineer and architec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span text:style-name="T10">Colbert </text:span><text:span text:style-name="T31">High-School</text:span><text:span text:style-name="T10">, Tourcoing, France</text:span></text:p>
          </table:table-cell>
          <table:table-cell table:style-name="Table1.A1" office:value-type="string">
            <text:p text:style-name="P35"><text:span text:style-name="T30"><text:s/></text:span><text:span text:style-name="T13">2</text:span><text:span text:style-name="T32">018 - 2020</text:span></text:p>
          </table:table-cell>
        </table:table-row>
      </table:table>
      <text:p text:style-name="P34"><text:span text:style-name="T15">French </text:span>Bac S, <text:span text:style-name="T15">Engineering </text:span><text:span text:style-name="T33">option</text:span></text:p>
      <text:h text:style-name="P31" text:outline-level="1">SKILLS</text:h>
      <text:p text:style-name="P11">C++, C#, <text:span text:style-name="T34">C, </text:span><text:span text:style-name="T1">Jai, </text:span>Assembl<text:span text:style-name="T35">y</text:span>, Python, Typescript, Javascript</text:p>
      <text:p text:style-name="P11"><text:span text:style-name="T33">Vulkan, DirectX 12, </text:span><text:span text:style-name="T36">DirectX 11, </text:span><text:span text:style-name="T33">OpenGL, Metal, </text:span>Unity, Unreal, Git</text:p>
      <text:p text:style-name="P36">French, English</text:p>
      <text:h text:style-name="P31" text:outline-level="1">LINKS</text:h>
      <text:h text:style-name="P37" text:outline-level="2"><text:span text:style-name="T37">GitHub</text:span><text:span text:style-name="T38"><text:tab/></text:span><text:a xlink:type="simple" xlink:href="https://github.com/ostef" text:style-name="Internet_20_link" text:visited-style-name="Visited_20_Internet_20_Link"><text:span text:style-name="T39">https://github.com/ostef</text:span></text:a></text:h>
      <text:h text:style-name="P37" text:outline-level="2"><text:span text:style-name="T37">Portfolio</text:span><text:span text:style-name="T38"><text:tab/></text:span><text:a xlink:type="simple" xlink:href="https://ostef.github.io/" text:style-name="Internet_20_link" text:visited-style-name="Visited_20_Internet_20_Link"><text:span text:style-name="T39">https://ostef.github.io/</text:span></text:a><text:span text:style-name="T38"> </text:span></text:h>
      <text:h text:style-name="P37" text:outline-level="2"><text:span text:style-name="T40">Linkedin</text:span><text:span text:style-name="T38"><text:tab/></text:span><text:a xlink:type="simple" xlink:href="https://www.linkedin.com/in/stefan-oumansour/" text:style-name="Internet_20_link" text:visited-style-name="Visited_20_Internet_20_Link"><text:span text:style-name="T39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10-01T16:26:32.189219600</dc:date>
    <meta:editing-duration>PT7H4M41S</meta:editing-duration>
    <meta:editing-cycles>72</meta:editing-cycles>
    <meta:generator>LibreOffice/25.8.1.1$Windows_X86_64 LibreOffice_project/54047653041915e595ad4e45cccea684809c77b5</meta:generator>
    <meta:print-date>2025-05-27T21:12:15.587000000</meta:print-date>
    <meta:printed-by>PDF files</meta:printed-by>
    <meta:document-statistic meta:table-count="9" meta:image-count="0" meta:object-count="0" meta:page-count="1" meta:paragraph-count="44" meta:word-count="370" meta:character-count="2362" meta:non-whitespace-character-count="2032"/>
  </office:meta>
</office:document-meta>
</file>